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style style:name="P2" style:family="paragraph" style:parent-style-name="Standard">
      <style:paragraph-properties fo:margin-top="0cm" fo:margin-bottom="0.275cm" style:contextual-spacing="false"/>
      <style:text-properties style:font-name="文泉驿等宽微米黑" fo:font-size="13pt" officeooo:rsid="0011d6b2" officeooo:paragraph-rsid="0011d6b2" style:font-name-asian="文泉驿等宽微米黑" style:font-size-asian="13pt" style:font-size-complex="13pt"/>
    </style:style>
    <style:style style:name="P3" style:family="paragraph" style:parent-style-name="Standard">
      <style:paragraph-properties fo:margin-top="0cm" fo:margin-bottom="0.275cm" style:contextual-spacing="false"/>
      <style:text-properties style:font-name="文泉驿等宽微米黑" fo:font-size="13pt" officeooo:rsid="0011d6b2" officeooo:paragraph-rsid="00166f8d" style:font-name-asian="文泉驿等宽微米黑" style:font-size-asian="13pt" style:font-size-complex="13pt"/>
    </style:style>
    <style:style style:name="T1" style:family="text">
      <style:text-properties officeooo:rsid="0014b2e0"/>
    </style:style>
    <style:style style:name="T2" style:family="text">
      <style:text-properties fo:color="#ff6600" officeooo:rsid="0014b2e0"/>
    </style:style>
    <style:style style:name="T3" style:family="text">
      <style:text-properties fo:color="#ff3300" officeooo:rsid="0014b2e0"/>
    </style:style>
    <style:style style:name="T4" style:family="text">
      <style:text-properties officeooo:rsid="00172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分成map和reduce两阶段完成全局item-user的索引.</text:p>
      <text:p text:style-name="P3"><text:s text:c="3"/>map进行<text:span text:style-name="T1">2次,每次开4个线程,每个线程处理20个文件,共处理158个文件. </text:span></text:p>
      <text:p text:style-name="P3"><text:span text:style-name="T1"><text:s text:c="3"/>map中每个线程中有vector&lt;ushort&gt; </text:span><text:span text:style-name="T3">item_user</text:span><text:span text:style-name="T1">[7100](这个就是索引), 对于&lt;u1, f1&gt;有item_user[f1].push_back[u1].</text:span></text:p>
      <text:p text:style-name="P3"><text:s text:c="3"/>map最后有<text:span text:style-name="T4">8个文件夹, 即8个线程的结果. f1的数据存放在文件f1%100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49:50</meta:creation-date>
    <dc:date>2014-11-13T23:44:40.628312759</dc:date>
    <meta:editing-duration>PT10M44S</meta:editing-duration>
    <meta:editing-cycles>14</meta:editing-cycles>
    <meta:generator>LibreOffice/4.2.6.3$Linux_X86_64 LibreOffice_project/3fd416d4c6db7d3204c17ce57a1d70f6e531ee21</meta:generator>
    <meta:document-statistic meta:table-count="0" meta:image-count="0" meta:object-count="0" meta:page-count="1" meta:paragraph-count="5" meta:word-count="105" meta:character-count="214" meta:non-whitespace-character-count="196"/>
  </office:meta>
</office:document-meta>
</file>